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fo:font-weight="bold" officeooo:rsid="001456c3" officeooo:paragraph-rsid="00342ae7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italic" fo:font-weight="bold" officeooo:rsid="001456c3" officeooo:paragraph-rsid="004282d0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color="#c9211e" loext:opacity="10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color="#c9211e" loext:opacity="100%" fo:font-size="14pt" fo:font-style="normal" fo:font-weight="bold" officeooo:rsid="001456c3" officeooo:paragraph-rsid="002cf102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color="#c9211e" loext:opacity="100%" fo:font-size="14pt" fo:font-style="normal" fo:font-weight="bold" officeooo:rsid="001456c3" officeooo:paragraph-rsid="002e7f2b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color="#c9211e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color="#c9211e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color="#c9211e" loext:opacity="10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c9211e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color="#c9211e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c9211e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c9211e" loext:opacity="100%"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style:use-window-font-color="true" loext:opacity="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style:use-window-font-color="true" loext:opacity="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text-properties style:use-window-font-color="true" loext:opacity="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text-properties style:use-window-font-color="true" loext:opacity="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style:use-window-font-color="true" loext:opacity="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fo:color="#00a933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fo:color="#00a933" loext:opacity="100%" fo:font-size="14pt" fo:font-style="normal" fo:font-weight="bold" officeooo:rsid="001456c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fo:color="#00a933" loext:opacity="100%" fo:font-size="14pt" fo:font-style="normal" fo:font-weight="bold" officeooo:rsid="001456c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fo:color="#00a933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fo:color="#00a933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fo:color="#00a933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fo:color="#00a933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text-properties fo:color="#00a933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text-properties fo:color="#00a933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fo:color="#ff0000" loext:opacity="100%" fo:font-size="14pt" fo:font-style="normal" fo:font-weight="bold" officeooo:rsid="001cd15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fo:color="#ff0000" loext:opacity="100%" fo:font-size="14pt" fo:font-style="normal" fo:font-weight="bold" officeooo:rsid="001cd15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1456c3" officeooo:paragraph-rsid="001456c3" style:font-size-asian="16pt" style:font-style-asian="italic" style:font-weight-asian="bold" style:font-size-complex="16pt" style:font-style-complex="italic" style:font-weight-complex="bold"/>
    </style:style>
    <style:style style:name="P70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342ae7" style:font-size-asian="16pt" style:font-style-asian="italic" style:font-weight-asian="bold" style:font-size-complex="16pt" style:font-style-complex="italic" style:font-weight-complex="bold"/>
    </style:style>
    <style:style style:name="P71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4282d0" officeooo:paragraph-rsid="004282d0" style:font-size-asian="16pt" style:font-style-asian="italic" style:font-weight-asian="bold" style:font-size-complex="16pt" style:font-style-complex="italic" style:font-weight-complex="bold"/>
    </style:style>
    <style:style style:name="P72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use-window-font-color="true" loext:opacity="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text-properties style:use-window-font-color="true" loext:opacity="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style:use-window-font-color="true" loext:opacity="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style:use-window-font-color="true" loext:opacity="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text-properties style:use-window-font-color="true" loext:opacity="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text-properties style:use-window-font-color="true" loext:opacity="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text-properties style:use-window-font-color="true" loext:opacity="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447ff8" style:font-size-asian="16pt" style:font-style-asian="italic" style:font-weight-asian="bold" style:font-size-complex="16pt" style:font-style-complex="italic" style:font-weight-complex="bold"/>
    </style:style>
    <style:style style:name="P82" style:family="paragraph" style:parent-style-name="Standard">
      <style:text-properties fo:font-size="14pt" fo:font-style="italic" fo:font-weight="bold" officeooo:rsid="001456c3" officeooo:paragraph-rsid="00447ff8" style:font-size-asian="14pt" style:font-style-asian="italic" style:font-weight-asian="bold" style:font-size-complex="14pt" style:font-style-complex="italic" style:font-weight-complex="bold"/>
    </style:style>
    <style:style style:name="P83" style:family="paragraph" style:parent-style-name="Standard">
      <style:text-properties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text-properties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text-properties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text-properties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text-properties fo:font-size="14pt" fo:font-style="normal" fo:font-weight="bold" officeooo:rsid="001456c3" officeooo:paragraph-rsid="00593d2c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text-properties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text-properties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text-properties fo:color="#00a933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text-properties fo:color="#00a933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text-properties fo:color="#00a933" loext:opacity="10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text-properties fo:color="#00a933" loext:opacity="10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text-properties fo:color="#00a933" loext:opacity="10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style:text-properties fo:color="#00a933" loext:opacity="10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text-properties fo:color="#c9211e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style:text-properties fo:color="#c9211e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100" style:family="paragraph" style:parent-style-name="Standard">
      <style:text-properties fo:color="#c9211e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101" style:family="paragraph" style:parent-style-name="Standard">
      <style:text-properties fo:color="#ff0000" loext:opacity="100%" fo:font-size="14pt" fo:font-style="normal" fo:font-weight="bold" officeooo:rsid="001cd15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style:text-properties fo:color="#ff0000" loext:opacity="100%" fo:font-size="14pt" fo:font-style="normal" fo:font-weight="bold" officeooo:rsid="001cd15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>
      <style:text-properties fo:color="#ff0000" loext:opacity="100%" fo:font-size="14pt" fo:font-style="normal" fo:font-weight="bold" officeooo:rsid="001cd153" officeooo:paragraph-rsid="00502191" style:font-size-asian="14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>
      <style:text-properties fo:color="#ff0000" loext:opacity="100%" fo:font-size="14pt" fo:font-style="normal" fo:font-weight="bold" officeooo:rsid="001cd15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>
      <style:text-properties fo:color="#ff0000" loext:opacity="100%" fo:font-size="14pt" fo:font-style="normal" fo:font-weight="bold" officeooo:rsid="001cd15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Standard">
      <style:text-properties fo:color="#ff8000" loext:opacity="100%" fo:font-size="14pt" fo:font-style="normal" fo:font-weight="bold" officeooo:rsid="001456c3" officeooo:paragraph-rsid="002ebf5c" style:font-size-asian="14pt" style:font-style-asian="normal" style:font-weight-asian="bold" style:font-size-complex="14pt" style:font-style-complex="normal" style:font-weight-complex="bold"/>
    </style:style>
    <style:style style:name="P107" style:family="paragraph" style:parent-style-name="Standard">
      <style:text-properties fo:color="#ff8000" loext:opacity="100%" fo:font-size="14pt" fo:font-style="normal" fo:font-weight="bold" officeooo:rsid="001456c3" officeooo:paragraph-rsid="002c4f55" style:font-size-asian="14pt" style:font-style-asian="normal" style:font-weight-asian="bold" style:font-size-complex="14pt" style:font-style-complex="normal" style:font-weight-complex="bold"/>
    </style:style>
    <style:style style:name="P108" style:family="paragraph" style:parent-style-name="Standard">
      <style:text-properties fo:color="#ff8000" loext:opacity="100%" fo:font-size="14pt" fo:font-style="normal" fo:font-weight="bold" officeooo:rsid="001456c3" officeooo:paragraph-rsid="0052e291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bbf0d"/>
    </style:style>
    <style:style style:name="T8" style:family="text">
      <style:text-properties officeooo:rsid="001e0941"/>
    </style:style>
    <style:style style:name="T9" style:family="text">
      <style:text-properties officeooo:rsid="00161f12"/>
    </style:style>
    <style:style style:name="T10" style:family="text">
      <style:text-properties officeooo:rsid="00231273"/>
    </style:style>
    <style:style style:name="T11" style:family="text">
      <style:text-properties officeooo:rsid="0024f4e0"/>
    </style:style>
    <style:style style:name="T12" style:family="text">
      <style:text-properties officeooo:rsid="0026afe8"/>
    </style:style>
    <style:style style:name="T13" style:family="text">
      <style:text-properties officeooo:rsid="0027f38f"/>
    </style:style>
    <style:style style:name="T14" style:family="text">
      <style:text-properties officeooo:rsid="002a36ce"/>
    </style:style>
    <style:style style:name="T15" style:family="text">
      <style:text-properties officeooo:rsid="002a538f"/>
    </style:style>
    <style:style style:name="T16" style:family="text">
      <style:text-properties officeooo:rsid="002c4f55"/>
    </style:style>
    <style:style style:name="T17" style:family="text">
      <style:text-properties officeooo:rsid="002f421a"/>
    </style:style>
    <style:style style:name="T18" style:family="text">
      <style:text-properties officeooo:rsid="00342ae7"/>
    </style:style>
    <style:style style:name="T19" style:family="text">
      <style:text-properties officeooo:rsid="00367e49"/>
    </style:style>
    <style:style style:name="T20" style:family="text">
      <style:text-properties officeooo:rsid="0036f16c"/>
    </style:style>
    <style:style style:name="T21" style:family="text">
      <style:text-properties officeooo:rsid="003790d9"/>
    </style:style>
    <style:style style:name="T22" style:family="text">
      <style:text-properties officeooo:rsid="00399841"/>
    </style:style>
    <style:style style:name="T23" style:family="text">
      <style:text-properties officeooo:rsid="003b222c"/>
    </style:style>
    <style:style style:name="T24" style:family="text">
      <style:text-properties officeooo:rsid="003cee13"/>
    </style:style>
    <style:style style:name="T25" style:family="text">
      <style:text-properties officeooo:rsid="003e0e5d"/>
    </style:style>
    <style:style style:name="T26" style:family="text">
      <style:text-properties style:use-window-font-color="true" loext:opacity="0%"/>
    </style:style>
    <style:style style:name="T27" style:family="text">
      <style:text-properties officeooo:rsid="003f9867"/>
    </style:style>
    <style:style style:name="T28" style:family="text">
      <style:text-properties officeooo:rsid="0040d227"/>
    </style:style>
    <style:style style:name="T29" style:family="text">
      <style:text-properties officeooo:rsid="00447ff8"/>
    </style:style>
    <style:style style:name="T30" style:family="text">
      <style:text-properties officeooo:rsid="0044dd22"/>
    </style:style>
    <style:style style:name="T31" style:family="text">
      <style:text-properties officeooo:rsid="00471410"/>
    </style:style>
    <style:style style:name="T32" style:family="text">
      <style:text-properties officeooo:rsid="00479c3f"/>
    </style:style>
    <style:style style:name="T33" style:family="text">
      <style:text-properties officeooo:rsid="00483065"/>
    </style:style>
    <style:style style:name="T34" style:family="text">
      <style:text-properties officeooo:rsid="0049df35"/>
    </style:style>
    <style:style style:name="T35" style:family="text">
      <style:text-properties officeooo:rsid="004b1c03"/>
    </style:style>
    <style:style style:name="T36" style:family="text">
      <style:text-properties officeooo:rsid="004c7892"/>
    </style:style>
    <style:style style:name="T37" style:family="text">
      <style:text-properties officeooo:rsid="004dd5a5"/>
    </style:style>
    <style:style style:name="T38" style:family="text">
      <style:text-properties officeooo:rsid="004f430c"/>
    </style:style>
    <style:style style:name="T39" style:family="text">
      <style:text-properties officeooo:rsid="00502191"/>
    </style:style>
    <style:style style:name="T40" style:family="text">
      <style:text-properties officeooo:rsid="0051d9ef"/>
    </style:style>
    <style:style style:name="T41" style:family="text">
      <style:text-properties officeooo:rsid="00534526"/>
    </style:style>
    <style:style style:name="T42" style:family="text">
      <style:text-properties officeooo:rsid="00550fad"/>
    </style:style>
    <style:style style:name="T43" style:family="text">
      <style:text-properties officeooo:rsid="0056599c"/>
    </style:style>
    <style:style style:name="T44" style:family="text">
      <style:text-properties officeooo:rsid="0056f3ca"/>
    </style:style>
    <style:style style:name="T45" style:family="text">
      <style:text-properties officeooo:rsid="005868b7"/>
    </style:style>
    <style:style style:name="T46" style:family="text">
      <style:text-properties officeooo:rsid="005c0fcb"/>
    </style:style>
    <style:style style:name="T47" style:family="text">
      <style:text-properties officeooo:rsid="005dac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69">Desktop</text:p>
      <text:p text:style-name="P4"/>
      <text:p text:style-name="P7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7"/>
      <text:p text:style-name="P7">Type CR</text:p>
      <text:p text:style-name="P7"/>
      <text:p text:style-name="P72">Status: <text:span text:style-name="T6">status and hours in other tickets</text:span></text:p>
      <text:p text:style-name="P21"/>
      <text:p text:style-name="P38">============</text:p>
      <text:p text:style-name="P38"/>
      <text:p text:style-name="P7">2) <text:bookmark-start text:name="__DdeLink__3760_4263677272"/>https://app.asana.com/0/1209395762772163/1209395762772183<text:bookmark-end text:name="__DdeLink__3760_4263677272"/></text:p>
      <text:p text:style-name="P7"/>
      <text:p text:style-name="P7">Type <text:span text:style-name="T40">BUG</text:span></text:p>
      <text:p text:style-name="P7"/>
      <text:p text:style-name="P56">Status: <text:span text:style-name="T39">Fixed</text:span></text:p>
      <text:p text:style-name="P21"/>
      <text:p text:style-name="P39">============</text:p>
      <text:p text:style-name="P39"/>
      <text:p text:style-name="P50"><text:bookmark-start text:name="__DdeLink__3758_4263677272"/>3) <text:bookmark-start text:name="__DdeLink__3755_4263677272"/><text:a xlink:type="simple" xlink:href="https://app.asana.com/0/1209395762772163/1209395762772201" text:style-name="Internet_20_link" text:visited-style-name="Visited_20_Internet_20_Link">https://app.asana.com/0/1209395762772163/1209395762772201</text:a><text:bookmark-end text:name="__DdeLink__3755_4263677272"/></text:p>
      <text:p text:style-name="P50"/>
      <text:p text:style-name="P8">Type CR</text:p>
      <text:p text:style-name="P8"/>
      <text:p text:style-name="P56">Status: <text:span text:style-name="T6">Done (20hrs desktop + responsive</text:span><text:span text:style-name="T7">(other devices)+mobile</text:span><text:span text:style-name="T6">)</text:span></text:p>
      <text:p text:style-name="P56"/>
      <text:p text:style-name="P66"><text:span text:style-name="T39">Programmer +</text:span>Development and hrs Pending <text:span text:style-name="T39">(index.html)</text:span><text:bookmark-end text:name="__DdeLink__3758_4263677272"/></text:p>
      <text:p text:style-name="P22"/>
      <text:p text:style-name="P22"/>
      <text:p text:style-name="P40">============</text:p>
      <text:p text:style-name="P40"/>
      <text:p text:style-name="P51"><text:span text:style-name="T1">4</text:span>) <text:bookmark-start text:name="__DdeLink__3753_4263677272"/>https://app.asana.com/0/1209395762772163/1209395762772217<text:bookmark-end text:name="__DdeLink__3753_4263677272"/></text:p>
      <text:p text:style-name="P51"/>
      <text:p text:style-name="P9">Type CR</text:p>
      <text:p text:style-name="P9"/>
      <text:p text:style-name="P56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41">============</text:p>
      <text:p text:style-name="P41"/>
      <text:p text:style-name="P52"><text:bookmark-start text:name="__DdeLink__3751_4263677272"/><text:span text:style-name="T2">5</text:span>) <text:bookmark-start text:name="__DdeLink__3745_4263677272"/>https://app.asana.com/0/1209395762772163/1209395762772205<text:bookmark-end text:name="__DdeLink__3745_4263677272"/></text:p>
      <text:p text:style-name="P52"/>
      <text:p text:style-name="P10">Type CR</text:p>
      <text:p text:style-name="P10"/>
      <text:p text:style-name="P57"><text:bookmark-start text:name="__DdeLink__3690_4263677272"/>Status: <text:span text:style-name="T6">Done (</text:span><text:span text:style-name="T10">3</text:span><text:span text:style-name="T6">hrs desktop + responsive</text:span><text:span text:style-name="T7">(other devices)+mobile</text:span><text:span text:style-name="T6">)</text:span></text:p>
      <text:p text:style-name="P57"/>
      <text:p text:style-name="P103">Development and hrs Pending<text:bookmark-end text:name="__DdeLink__3690_4263677272"/> <text:span text:style-name="T39">(index.html)</text:span><text:bookmark-end text:name="__DdeLink__3751_4263677272"/></text:p>
      <text:p text:style-name="P24"/>
      <text:p text:style-name="P41">============</text:p>
      <text:p text:style-name="P41"/>
      <text:p text:style-name="P52"><text:bookmark-start text:name="__DdeLink__3743_4263677272"/><text:span text:style-name="T2">6</text:span>) <text:bookmark-start text:name="__DdeLink__3740_4263677272"/>https://app.asana.com/0/1209395762772163/1209395762772209<text:bookmark-end text:name="__DdeLink__3740_4263677272"/></text:p>
      <text:p text:style-name="P52"/>
      <text:p text:style-name="P10">Type CR</text:p>
      <text:p text:style-name="P10"/>
      <text:p text:style-name="P58">Status: <text:span text:style-name="T6">Done (</text:span><text:span text:style-name="T11">3</text:span><text:span text:style-name="T6">hrs desktop + responsive</text:span><text:span text:style-name="T7">(other devices)+mobile</text:span><text:span text:style-name="T6">)</text:span></text:p>
      <text:p text:style-name="P58"/>
      <text:p text:style-name="P67">Development and hrs Pending <text:bookmark-start text:name="__DdeLink__3747_4263677272"/><text:span text:style-name="T39">(index.html)</text:span><text:bookmark-end text:name="__DdeLink__3747_4263677272"/><text:bookmark-end text:name="__DdeLink__3743_4263677272"/></text:p>
      <text:p text:style-name="P24"/>
      <text:p text:style-name="P42">============</text:p>
      <text:p text:style-name="P42"/>
      <text:p text:style-name="P53"><text:span text:style-name="T3">7</text:span>) https://app.asana.com/0/1209395762772163/1209395762772213</text:p>
      <text:p text:style-name="P53"/>
      <text:p text:style-name="P11">Type CR</text:p>
      <text:p text:style-name="P11"/>
      <text:p text:style-name="P59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25"/>
      <text:p text:style-name="P25"/>
      <text:p text:style-name="P25"/>
      <text:p text:style-name="P42">============</text:p>
      <text:p text:style-name="P42"/>
      <text:p text:style-name="P53"><text:bookmark-start text:name="__DdeLink__3738_4263677272"/><text:span text:style-name="T3">8</text:span>) <text:bookmark-start text:name="__DdeLink__3734_4263677272"/><text:bookmark-start text:name="__DdeLink__3731_4263677272"/>https://app.asana.com/0/1209395762772163/1209395762772221<text:bookmark-end text:name="__DdeLink__3734_4263677272"/><text:bookmark-end text:name="__DdeLink__3731_4263677272"/></text:p>
      <text:p text:style-name="P53"/>
      <text:p text:style-name="P11">Type CR</text:p>
      <text:p text:style-name="P11"/>
      <text:p text:style-name="P59">Status: <text:span text:style-name="T6">Done (</text:span><text:span text:style-name="T12">2</text:span><text:span text:style-name="T6">hrs desktop + responsive</text:span><text:span text:style-name="T7">(other devices)+mobile</text:span><text:span text:style-name="T6">)</text:span></text:p>
      <text:p text:style-name="P59"/>
      <text:p text:style-name="P68">Development and hrs Pending <text:span text:style-name="T38">(page-21-new-design-6.html)</text:span><text:bookmark-end text:name="__DdeLink__3738_4263677272"/></text:p>
      <text:p text:style-name="P25"/>
      <text:p text:style-name="P42"><text:soft-page-break/>============</text:p>
      <text:p text:style-name="P42"/>
      <text:p text:style-name="P53"><text:span text:style-name="T3">9</text:span>) <text:bookmark-start text:name="__DdeLink__3729_4263677272"/>https://app.asana.com/0/1209395762772163/1209395762772225<text:bookmark-end text:name="__DdeLink__3729_4263677272"/></text:p>
      <text:p text:style-name="P53"/>
      <text:p text:style-name="P11">Type <text:span text:style-name="T13">BUG</text:span></text:p>
      <text:p text:style-name="P11"/>
      <text:p text:style-name="P60">Status: <text:span text:style-name="T47">Fixed</text:span><text:span text:style-name="T6"> </text:span></text:p>
      <text:p text:style-name="P100"/>
      <text:p text:style-name="P25"/>
      <text:p text:style-name="P43">============</text:p>
      <text:p text:style-name="P43"/>
      <text:p text:style-name="P54"><text:span text:style-name="T4">10</text:span>) <text:bookmark-start text:name="__DdeLink__3727_4263677272"/>https://app.asana.com/0/1209395762772163/1209395762772235<text:bookmark-end text:name="__DdeLink__3727_4263677272"/></text:p>
      <text:p text:style-name="P54"/>
      <text:p text:style-name="P12">Type CR</text:p>
      <text:p text:style-name="P12"/>
      <text:p text:style-name="P26">Status: Pending <text:span text:style-name="T15">(</text:span><text:span text:style-name="T36">Design</text:span><text:span text:style-name="T15">)</text:span></text:p>
      <text:p text:style-name="P26"/>
      <text:p text:style-name="P26"/>
      <text:p text:style-name="P44">============</text:p>
      <text:p text:style-name="P44"/>
      <text:p text:style-name="P55"><text:span text:style-name="T4">1</text:span><text:span text:style-name="T5">1</text:span>) <text:bookmark-start text:name="__DdeLink__3723_4263677272"/>https://app.asana.com/0/1209395762772163/1209407834935068<text:bookmark-end text:name="__DdeLink__3723_4263677272"/></text:p>
      <text:p text:style-name="P55"/>
      <text:p text:style-name="P13">Type <text:span text:style-name="T14">BUG</text:span></text:p>
      <text:p text:style-name="P13"/>
      <text:p text:style-name="P108">==&gt;</text:p>
      <text:p text:style-name="P108">Logo are displayed from Team storage records</text:p>
      <text:p text:style-name="P108">Please check the image for logo add and updated section</text:p>
      <text:p text:style-name="P27"/>
      <text:p text:style-name="P44">============</text:p>
      <text:p text:style-name="P44"/>
      <text:p text:style-name="P55"><text:span text:style-name="T4">1</text:span><text:span text:style-name="T5">2</text:span>) <text:bookmark-start text:name="__DdeLink__3721_4263677272"/>https://app.asana.com/0/1209395762772163/1209407834935082<text:bookmark-end text:name="__DdeLink__3721_4263677272"/></text:p>
      <text:p text:style-name="P55"/>
      <text:p text:style-name="P13">Type <text:span text:style-name="T16">Bug</text:span></text:p>
      <text:p text:style-name="P13"/>
      <text:p text:style-name="P107"><text:bookmark-start text:name="__DdeLink__3765_4263677272"/>==&gt;</text:p>
      <text:p text:style-name="P107">Logo are displayed from Team storage records</text:p>
      <text:p text:style-name="P107">Please check the image for logo add and updated section<text:bookmark-end text:name="__DdeLink__3765_4263677272"/></text:p>
      <text:p text:style-name="P27"/>
      <text:p text:style-name="P44">============</text:p>
      <text:p text:style-name="P44"/>
      <text:p text:style-name="P44"/>
      <text:p text:style-name="P44"/>
      <text:p text:style-name="P44"/>
      <text:p text:style-name="P44"/>
      <text:p text:style-name="P44"/>
      <text:p text:style-name="P55"><text:soft-page-break/><text:span text:style-name="T4">1</text:span><text:span text:style-name="T5">3</text:span>) <text:bookmark-start text:name="__DdeLink__3719_4263677272"/>https://app.asana.com/0/1209395762772163/1209407836851335<text:bookmark-end text:name="__DdeLink__3719_4263677272"/></text:p>
      <text:p text:style-name="P55"/>
      <text:p text:style-name="P13">Type CR</text:p>
      <text:p text:style-name="P13"/>
      <text:p text:style-name="P28">Status: Pending <text:span text:style-name="T14">(Development </text:span><text:span text:style-name="T34">+ Design</text:span><text:span text:style-name="T14">)</text:span></text:p>
      <text:p text:style-name="P27"/>
      <text:p text:style-name="P44">============</text:p>
      <text:p text:style-name="P44"/>
      <text:p text:style-name="P55"><text:span text:style-name="T4">1</text:span><text:span text:style-name="T5">4</text:span>) <text:bookmark-start text:name="__DdeLink__3717_4263677272"/><text:bookmark-start text:name="__DdeLink__3714_4263677272"/>https://app.asana.com/0/1209395762772163/1209407836851339<text:bookmark-end text:name="__DdeLink__3717_4263677272"/><text:bookmark-end text:name="__DdeLink__3714_4263677272"/></text:p>
      <text:p text:style-name="P55"/>
      <text:p text:style-name="P13">Type CR</text:p>
      <text:p text:style-name="P13"/>
      <text:p text:style-name="P29">Status: Pending <text:span text:style-name="T14">(Development)</text:span></text:p>
      <text:p text:style-name="P27"/>
      <text:p text:style-name="P27"/>
      <text:p text:style-name="P27"/>
      <text:p text:style-name="P27"/>
      <text:p text:style-name="P27"/>
      <text:p text:style-name="P44">============</text:p>
      <text:p text:style-name="P44"/>
      <text:p text:style-name="P55"><text:span text:style-name="T4">1</text:span><text:span text:style-name="T5">5</text:span>) <text:bookmark-start text:name="__DdeLink__3712_4263677272"/>https://app.asana.com/0/1209395762772163/1209407836851343<text:bookmark-end text:name="__DdeLink__3712_4263677272"/></text:p>
      <text:p text:style-name="P13">Type CR</text:p>
      <text:p text:style-name="P13"/>
      <text:p text:style-name="P106">Status: <text:span text:style-name="T33">We have checked that the search results are linked already, any thing else you want here please explain.</text:span></text:p>
      <text:p text:style-name="P27"/>
      <text:p text:style-name="P27"/>
      <text:p text:style-name="P44">============</text:p>
      <text:p text:style-name="P44"/>
      <text:p text:style-name="P55"><text:span text:style-name="T4">1</text:span><text:span text:style-name="T5">6</text:span>) <text:bookmark-start text:name="__DdeLink__3710_4263677272"/>https://app.asana.com/0/1209395762772163/1209407836851347<text:bookmark-end text:name="__DdeLink__3710_4263677272"/></text:p>
      <text:p text:style-name="P13">Type CR</text:p>
      <text:p text:style-name="P13"/>
      <text:p text:style-name="P27">Status: Pending <text:span text:style-name="T17">(new talent page)</text:span><text:span text:style-name="T32">[hold]</text:span></text:p>
      <text:p text:style-name="P27"/>
      <text:p text:style-name="P44">============</text:p>
      <text:p text:style-name="P44"/>
      <text:p text:style-name="P55"><text:span text:style-name="T4">1</text:span><text:span text:style-name="T5">7</text:span>) <text:bookmark-start text:name="__DdeLink__3696_4263677272"/><text:bookmark-start text:name="__DdeLink__3708_4263677272"/><text:bookmark-start text:name="__DdeLink__3703_4263677272"/><text:bookmark-start text:name="__DdeLink__3699_4263677272"/>https://app.asana.com/0/1209395762772163/1209407839780025<text:bookmark-end text:name="__DdeLink__3696_4263677272"/><text:bookmark-end text:name="__DdeLink__3708_4263677272"/><text:bookmark-end text:name="__DdeLink__3703_4263677272"/><text:bookmark-end text:name="__DdeLink__3699_4263677272"/></text:p>
      <text:p text:style-name="P13">Type CR</text:p>
      <text:p text:style-name="P13"/>
      <text:p text:style-name="P30">Status: Pending <text:span text:style-name="T14">(Development </text:span><text:span text:style-name="T31">+ design</text:span><text:span text:style-name="T14">)</text:span></text:p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71">Tablet</text:p>
      <text:p text:style-name="P6"/>
      <text:p text:style-name="P20">1) https://app.asana.com/0/1209395762772163/1209421305688377</text:p>
      <text:p text:style-name="P20"/>
      <text:p text:style-name="P20"/>
      <text:p text:style-name="P20">Type CR</text:p>
      <text:p text:style-name="P20"/>
      <text:p text:style-name="P37">Status: Pending <text:span text:style-name="T14">(Development </text:span><text:span text:style-name="T23">+ Design</text:span><text:span text:style-name="T14">)</text:span></text:p>
      <text:p text:style-name="P30"/>
      <text:p text:style-name="P30"/>
      <text:p text:style-name="P30"/>
      <text:p text:style-name="P30"/>
      <text:p text:style-name="P70"><text:bookmark-start text:name="__DdeLink__3687_4263677272"/>Mobile</text:p>
      <text:p text:style-name="P5"/>
      <text:p text:style-name="P14">1) <text:bookmark-start text:name="__DdeLink__683_4263677272"/>https://app.asana.com/0/1209395762772163/1209395762772177<text:bookmark-end text:name="__DdeLink__683_4263677272"/></text:p>
      <text:p text:style-name="P14"/>
      <text:p text:style-name="P14"/>
      <text:p text:style-name="P61">Status: <text:span text:style-name="T18">Just Layout no work</text:span></text:p>
      <text:p text:style-name="P31"/>
      <text:p text:style-name="P45">============<text:bookmark-end text:name="__DdeLink__3687_4263677272"/></text:p>
      <text:p text:style-name="P45"/>
      <text:p text:style-name="P15"><text:span text:style-name="T22">2</text:span>) https://app.asana.com/0/1209395762772163/1209407836851364</text:p>
      <text:p text:style-name="P15"/>
      <text:p text:style-name="P15">Type CR</text:p>
      <text:p text:style-name="P15"/>
      <text:p text:style-name="P62">Status: <text:span text:style-name="T19">Done </text:span><text:span text:style-name="T20">[</text:span><text:span text:style-name="T21">15min</text:span><text:span text:style-name="T20">]</text:span></text:p>
      <text:p text:style-name="P32"/>
      <text:p text:style-name="P46">============</text:p>
      <text:p text:style-name="P46"/>
      <text:p text:style-name="P46"/>
      <text:p text:style-name="P16"><text:span text:style-name="T23">3</text:span>) https://app.asana.com/0/1209395762772163/1209407839780029</text:p>
      <text:p text:style-name="P16"/>
      <text:p text:style-name="P16"><text:bookmark-start text:name="__DdeLink__3771_4263677272"/>Type CR<text:bookmark-end text:name="__DdeLink__3771_4263677272"/></text:p>
      <text:p text:style-name="P16"/>
      <text:p text:style-name="P33">Status: Pending <text:span text:style-name="T14">(Development </text:span><text:span text:style-name="T23">+ Design</text:span><text:span text:style-name="T14">)</text:span></text:p>
      <text:p text:style-name="P33"/>
      <text:p text:style-name="P47">============</text:p>
      <text:p text:style-name="P47"/>
      <text:p text:style-name="P17"><text:span text:style-name="T24">4</text:span>) https://app.asana.com/0/1209395762772163/1209407839780033</text:p>
      <text:p text:style-name="P17"/>
      <text:p text:style-name="P17">Type <text:span text:style-name="T24">BUG</text:span></text:p>
      <text:p text:style-name="P17"/>
      <text:p text:style-name="P63"><text:soft-page-break/>Status: <text:span text:style-name="T24">We have not found any issue like this, we have test in ios and android the slider can be swiped by touching.</text:span></text:p>
      <text:p text:style-name="P34"/>
      <text:p text:style-name="P48">============</text:p>
      <text:p text:style-name="P48"/>
      <text:p text:style-name="P18"><text:span text:style-name="T25">5</text:span>) <text:span text:style-name="T26">https://app.asana.com/0/1209395762772163/1209407839780039</text:span></text:p>
      <text:p text:style-name="P18"/>
      <text:p text:style-name="P18">Type <text:span text:style-name="T24">BUG</text:span></text:p>
      <text:p text:style-name="P18"/>
      <text:p text:style-name="P64">Status: <text:span text:style-name="T25">We have made this small because in some places there is four items, now we have increased the font and padding, but what will be if more than three, </text:span><text:span text:style-name="T27">or if big text</text:span></text:p>
      <text:p text:style-name="P35"/>
      <text:p text:style-name="P49">============</text:p>
      <text:p text:style-name="P49"/>
      <text:p text:style-name="P19"><text:span text:style-name="T28">6</text:span>) <text:span text:style-name="T26">https://app.asana.com/0/1209395762772163/1209411490343507</text:span></text:p>
      <text:p text:style-name="P19"/>
      <text:p text:style-name="P19">Type <text:span text:style-name="T24">BUG</text:span></text:p>
      <text:p text:style-name="P19"/>
      <text:p text:style-name="P65">Status: <text:span text:style-name="T28">Fixed</text:span></text:p>
      <text:p text:style-name="P36"/>
      <text:p text:style-name="P73">============</text:p>
      <text:p text:style-name="P73"/>
      <text:p text:style-name="P73"/>
      <text:p text:style-name="P73"/>
      <text:p text:style-name="P81">Effekte</text:p>
      <text:p text:style-name="P82"/>
      <text:p text:style-name="P83"><text:bookmark-start text:name="__DdeLink__3693_4263677272"/>1) <text:bookmark-start text:name="__DdeLink__683_4263677272 Copy 1"/>https://app.asana.com/0/1209395762772163/1209407834935072<text:bookmark-end text:name="__DdeLink__683_4263677272 Copy 1"/></text:p>
      <text:p text:style-name="P83"/>
      <text:p text:style-name="P85">Type CR</text:p>
      <text:p text:style-name="P83"/>
      <text:p text:style-name="P90">Status: <text:span text:style-name="T6">Done (</text:span><text:span text:style-name="T29">30min</text:span><text:span text:style-name="T6">)</text:span></text:p>
      <text:p text:style-name="P90"/>
      <text:p text:style-name="P101">Development and hrs Pending</text:p>
      <text:p text:style-name="P97"/>
      <text:p text:style-name="P74">============<text:bookmark-end text:name="__DdeLink__3693_4263677272"/></text:p>
      <text:p text:style-name="P74"/>
      <text:p text:style-name="P84"><text:bookmark-start text:name="__DdeLink__3768_4263677272"/><text:span text:style-name="T30">2</text:span>) <text:bookmark-start text:name="__DdeLink__683_4263677272 Copy 1 Copy 1"/><text:span text:style-name="T26">https://app.asana.com/0/1209395762772163/1209395762772229</text:span><text:bookmark-end text:name="__DdeLink__683_4263677272 Copy 1 Copy 1"/></text:p>
      <text:p text:style-name="P84"/>
      <text:p text:style-name="P85">Type CR</text:p>
      <text:p text:style-name="P91">Status: <text:span text:style-name="T6">Done (</text:span><text:span text:style-name="T30">2hrs</text:span><text:span text:style-name="T6">)</text:span></text:p>
      <text:p text:style-name="P91"/>
      <text:p text:style-name="P102"><text:bookmark-start text:name="__DdeLink__3777_4263677272"/>Development and hrs Pending <text:span text:style-name="T30">(page-9-design-11.html)</text:span><text:bookmark-end text:name="__DdeLink__3777_4263677272"/></text:p>
      <text:p text:style-name="P98"/>
      <text:p text:style-name="P75">============<text:bookmark-end text:name="__DdeLink__3768_4263677272"/></text:p>
      <text:p text:style-name="P75"><text:soft-page-break/></text:p>
      <text:p text:style-name="P85"><text:bookmark-start text:name="__DdeLink__3774_4263677272"/><text:span text:style-name="T41">3</text:span>) <text:bookmark-start text:name="__DdeLink__683_4263677272 Copy 1 Copy 1 Copy 1"/><text:span text:style-name="T26">https://app.asana.com/0/1209395762772163/1209407834935078</text:span><text:bookmark-end text:name="__DdeLink__683_4263677272 Copy 1 Copy 1 Copy 1"/></text:p>
      <text:p text:style-name="P85"/>
      <text:p text:style-name="P85">Type CR</text:p>
      <text:p text:style-name="P85"/>
      <text:p text:style-name="P93">Status: <text:span text:style-name="T43">Done [30min]</text:span></text:p>
      <text:p text:style-name="P93"/>
      <text:p text:style-name="P77">============<text:bookmark-end text:name="__DdeLink__3774_4263677272"/></text:p>
      <text:p text:style-name="P77"/>
      <text:p text:style-name="P77"/>
      <text:p text:style-name="P86"><text:span text:style-name="T44">4</text:span>) <text:bookmark-start text:name="__DdeLink__683_4263677272 Copy 1 Copy 1 Copy 1 Copy 1"/><text:a xlink:type="simple" xlink:href="https://app.asana.com/0/1209395762772163/1209409683776693" text:style-name="Internet_20_link" text:visited-style-name="Visited_20_Internet_20_Link"><text:span text:style-name="T26">https://app.asana.com/0/1209395762772163/1209409683776693</text:span></text:a><text:bookmark-end text:name="__DdeLink__683_4263677272 Copy 1 Copy 1 Copy 1 Copy 1"/></text:p>
      <text:p text:style-name="P86"/>
      <text:p text:style-name="P86"/>
      <text:p text:style-name="P86"/>
      <text:p text:style-name="P86"><text:bookmark-start text:name="__DdeLink__3779_4263677272"/>Type CR</text:p>
      <text:p text:style-name="P86"/>
      <text:p text:style-name="P94">Status: <text:span text:style-name="T43">Done [30min]</text:span></text:p>
      <text:p text:style-name="P104">Development and hrs Pending <text:span text:style-name="T30">(</text:span><text:span text:style-name="T44">index</text:span><text:span text:style-name="T30">.html)</text:span></text:p>
      <text:p text:style-name="P104"/>
      <text:p text:style-name="P78">============<text:bookmark-end text:name="__DdeLink__3779_4263677272"/></text:p>
      <text:p text:style-name="P78"/>
      <text:p text:style-name="P78"/>
      <text:p text:style-name="P78"/>
      <text:p text:style-name="P87"><text:bookmark-start text:name="__DdeLink__3781_4263677272"/><text:span text:style-name="T45">5)</text:span><text:a xlink:type="simple" xlink:href="https://app.asana.com/0/1209395762772163/1209407836851345" text:style-name="Internet_20_link" text:visited-style-name="Visited_20_Internet_20_Link">https://app.asana.com/0/1209395762772163/1209407836851345</text:a></text:p>
      <text:p text:style-name="P87"/>
      <text:p text:style-name="P88">Type CR</text:p>
      <text:p text:style-name="P88"/>
      <text:p text:style-name="P95">Status: <text:span text:style-name="T43">Done [30min]</text:span></text:p>
      <text:p text:style-name="P105">Development and hrs Pending <text:span text:style-name="T30">(</text:span><text:span text:style-name="T44">index</text:span><text:span text:style-name="T30">.html)</text:span></text:p>
      <text:p text:style-name="P79">============<text:bookmark-end text:name="__DdeLink__3781_4263677272"/></text:p>
      <text:p text:style-name="P79"/>
      <text:p text:style-name="P79"/>
      <text:p text:style-name="P89"><text:span text:style-name="T46">6</text:span><text:span text:style-name="T45">)</text:span><text:span text:style-name="T45"> https://app.asana.com/0/1209395762772163/1209407836851356</text:span></text:p>
      <text:p text:style-name="P89"/>
      <text:p text:style-name="P89">Type CR</text:p>
      <text:p text:style-name="P89"/>
      <text:p text:style-name="P96">Status: <text:span text:style-name="T43">Done [30min]</text:span></text:p>
      <text:p text:style-name="P80">============</text:p>
      <text:p text:style-name="P77"/>
      <text:p text:style-name="P77"/>
      <text:p text:style-name="P77"/>
      <text:p text:style-name="P77"/>
      <text:p text:style-name="P74"/>
      <text:p text:style-name="P74"/>
      <text:p text:style-name="P74"/>
      <text:p text:style-name="P74"><text:soft-page-break/></text:p>
      <text:p text:style-name="P49"/>
      <text:p text:style-name="P49"/>
      <text:p text:style-name="P49"/>
      <text:p text:style-name="P48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10T14:48:35.210462204</dc:date>
    <meta:editing-duration>PT22H9M27S</meta:editing-duration>
    <meta:editing-cycles>70</meta:editing-cycles>
    <meta:document-statistic meta:table-count="0" meta:image-count="0" meta:object-count="0" meta:page-count="8" meta:paragraph-count="136" meta:word-count="413" meta:character-count="4387" meta:non-whitespace-character-count="4109"/>
  </office:meta>
</office:document-meta>
</file>